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9736" officeooo:paragraph-rsid="00009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1:</text:p>
      <text:p text:style-name="P1">XXXX</text:p>
      <text:p text:style-name="P1"/>
      <text:p text:style-name="P1">Cliente2:</text:p>
      <text:p text:style-name="P1">XXXX</text:p>
      <text:p text:style-name="P1"/>
      <text:p text:style-name="P1">Cliente3:</text:p>
      <text:p text:style-name="P1">XXX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0:56:50.347000000</meta:creation-date>
    <meta:generator>LibreOffice/24.8.2.1$Windows_X86_64 LibreOffice_project/0f794b6e29741098670a3b95d60478a65d05ef13</meta:generator>
    <dc:date>2024-10-17T10:57:37.513000000</dc:date>
    <meta:editing-duration>PT48S</meta:editing-duration>
    <meta:editing-cycles>1</meta:editing-cycles>
    <meta:document-statistic meta:table-count="0" meta:image-count="0" meta:object-count="0" meta:page-count="1" meta:paragraph-count="6" meta:word-count="6" meta:character-count="39" meta:non-whitespace-character-count="39"/>
  </office:meta>
</office:document-meta>
</file>